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ítulo1" style:master-page-name="MP0" style:family="paragraph">
      <style:paragraph-properties fo:break-before="page"/>
      <style:text-properties fo:language="es" fo:country="ES"/>
    </style:style>
    <style:style style:name="P2" style:parent-style-name="Normal" style:family="paragraph">
      <style:text-properties fo:language="es" fo:country="ES"/>
    </style:style>
    <style:style style:name="P3" style:parent-style-name="Normal" style:family="paragraph">
      <style:paragraph-properties fo:text-align="justify" fo:text-indent="0.5in"/>
      <style:text-properties fo:language="es" fo:country="ES"/>
    </style:style>
    <style:style style:name="P4" style:parent-style-name="Normal" style:family="paragraph">
      <style:paragraph-properties fo:text-align="justify" fo:text-indent="0.5in"/>
      <style:text-properties fo:language="es" fo:country="ES"/>
    </style:style>
    <style:style style:name="P5" style:parent-style-name="Normal" style:family="paragraph">
      <style:paragraph-properties fo:text-align="justify" fo:text-indent="0.5in"/>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office:automatic-styles>
  <office:body>
    <office:text text:use-soft-page-breaks="true">
      <text:h text:style-name="P1" text:outline-level="1">Item 12:<text:s/></text:h>
      <text:p text:style-name="P2"/>
      <text:p text:style-name="P3">En términos generales nos parece que el planteamiento de la asignatura es el correcto. Las clases son muy instructivas y se nota que están muy bien programadas, cada<text:s/>presentación de diapositiva dura exactamente la duración de la clase. Las diapositivas, que sirven a la vez de temario y de documentación durante el desarrollo de las prácticas, suplen de sobra la necesidad de información que nos surgen durante el desarrollo de las mismas, salvando obviamente los A+, pero eso no es ningún problema. Además, las prácticas (que hemos considerado la parte más importante de la asignatura) sirven para prepararnos para un entorno laboral real, y durante el desarrollo de éstas se práctica mucho el trabajo en equipo.<text:s/></text:p>
      <text:p text:style-name="P4">Sin embargo, si hubiéramos agradecido algunos cambios. Este año ha habido muchos problemas con las notas en algunos grupos de trabajo, el nuestro entre ellos. Hemos tardado en aparecer en las listas y eso ha sido inconveniente. La revisión que tuvimos luego de manera telemática tampoco fue demasiado<text:s/>eficiente<text:s/>y en nuestro caso duró unas seis horas, que nos parecieron bastantes. Si el sistema de evaluación fuera algo más continuo creemos que se podrían evitar cosas como estas además de evitar que arrastrásemos errores demasiado tiempo en los proyectos. También hubo una entrega que cayó entre semana santa y feria que creemos que es muy poco tiempo para el desarrollo de un sistema nuevo. Si bien es posible hacerlo en esos 12 días que nos dieron (y así lo demostramos entregando a tiempo) fue muy agobiante y agotador, todos tenemos otros 48 créditos más que cursar durante el curso y es difícil compaginarlos con una nota alta en DP por situaciones como estas.</text:p>
      <text:p text:style-name="P5"><text:span text:style-name="T6">A modo de resumen, dir</text:span><text:span text:style-name="T7">íamos que ha sido una asignatura desafiante pero no difícil, y afrontar la asignatura, además de satisfacción nos ha dotado de conocimientos imprescindibles en el mundo labora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Javier de la Fuente</dc:creator>
    <meta:creation-date>2018-06-08T11:29:00Z</meta:creation-date>
    <dc:date>2018-06-08T13:24:00Z</dc:date>
    <meta:template xlink:href="Normal" xlink:type="simple"/>
    <meta:editing-cycles>2</meta:editing-cycles>
    <meta:editing-duration>PT1620S</meta:editing-duration>
    <meta:document-statistic meta:page-count="1" meta:paragraph-count="3" meta:word-count="282" meta:character-count="1892" meta:row-count="13" meta:non-whitespace-character-count="1613"/>
  </office:meta>
</office:document-meta>
</file>